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Gen.en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Gen.println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Gen.printClassNam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Gen.printl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Gen.end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Gen.genField( String name , Class &lt; ? &gt; fei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Gen.pri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Gen.prin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Gen.incremen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Gen.ClassGen( Class &lt; ? &gt; clazz , Appendab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Gen.prin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Gen.ClassGen( Class &lt; ? &gt; clazz , Type type , Appendab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Gen.begin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Gen.decremen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Gen.beginInit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